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top"/>
    </style:style>
    <style:style style:name="gr2" style:family="graphic" style:parent-style-name="standard">
      <style:graphic-properties draw:textarea-horizontal-align="left"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ff3366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97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906cm" svg:height="6.223cm" svg:x="8.62cm" svg:y="7.35cm">
          <text:p text:style-name="P1">Generated with Dynamically</text:p>
          <text:p text:style-name="P1">Assigned Host &amp; Port</text:p>
        </draw:rect>
        <draw:rect draw:style-name="gr2" draw:text-style-name="P1" draw:layer="layout" svg:width="3.81cm" svg:height="3.683cm" svg:x="9.128cm" svg:y="9.382cm">
          <text:p text:style-name="P1">Client</text:p>
        </draw:rect>
        <draw:rect draw:style-name="gr2" draw:text-style-name="P1" draw:layer="layout" svg:width="3.979cm" svg:height="3.682cm" svg:x="13.785cm" svg:y="9.383cm">
          <text:p text:style-name="P1">Server</text:p>
        </draw:rect>
        <draw:rect draw:style-name="gr3" draw:text-style-name="P1" xml:id="id1" draw:id="id1" draw:layer="layout" svg:width="2.667cm" svg:height="1.27cm" svg:x="9.636cm" svg:y="11.414cm">
          <text:p text:style-name="P1">Socket</text:p>
        </draw:rect>
        <draw:rect draw:style-name="gr3" draw:text-style-name="P1" xml:id="id2" draw:id="id2" draw:layer="layout" svg:width="2.667cm" svg:height="1.27cm" svg:x="14.42cm" svg:y="11.415cm">
          <text:p text:style-name="P1">Socket</text:p>
        </draw:rect>
        <draw:connector draw:style-name="gr4" draw:text-style-name="P1" draw:layer="layout" draw:type="lines" svg:x1="12.303cm" svg:y1="12.049cm" svg:x2="14.42cm" svg:y2="12.05cm" draw:start-shape="id1" draw:start-glue-point="1" draw:end-shape="id2" draw:end-glue-point="3" svg:d="m12303 12049h501l1115 1h501">
          <text:p/>
        </draw:connector>
        <draw:rect draw:style-name="gr5" draw:text-style-name="P1" draw:layer="layout" svg:width="3.556cm" svg:height="6.223cm" svg:x="4.429cm" svg:y="7.477cm">
          <text:p/>
        </draw:rect>
        <draw:rect draw:style-name="gr5" draw:text-style-name="P1" draw:layer="layout" svg:width="3.556cm" svg:height="6.223cm" svg:x="19.288cm" svg:y="7.35cm">
          <text:p/>
        </draw:rect>
        <draw:frame draw:style-name="gr6" xml:id="id3" draw:id="id3" draw:layer="layout" svg:width="2.54cm" svg:height="3.811cm" svg:x="4.937cm" svg:y="8.746cm">
          <draw:text-box>
            <text:p>Fn() { }</text:p>
            <text:p/>
            <text:p>Fn() { }</text:p>
            <text:p/>
            <text:p>Fn() { }</text:p>
          </draw:text-box>
        </draw:frame>
        <draw:frame draw:style-name="gr7" xml:id="id4" draw:id="id4" draw:layer="layout" svg:width="2.54cm" svg:height="3.811cm" svg:x="19.796cm" svg:y="8.746cm">
          <draw:text-box>
            <text:p>Fn() { }</text:p>
            <text:p/>
            <text:p>Fn() { }</text:p>
            <text:p/>
            <text:p>Fn() { }</text:p>
          </draw:text-box>
        </draw:frame>
        <draw:connector draw:style-name="gr8" draw:text-style-name="P1" draw:layer="layout" svg:x1="7.477cm" svg:y1="10.651cm" svg:x2="9.636cm" svg:y2="12.049cm" draw:start-shape="id3" draw:start-glue-point="1" draw:end-shape="id1" svg:d="m7477 10651h1079v1398h1080">
          <text:p/>
        </draw:connector>
        <draw:connector draw:style-name="gr8" draw:text-style-name="P1" draw:layer="layout" svg:x1="19.796cm" svg:y1="10.651cm" svg:x2="17.087cm" svg:y2="12.05cm" draw:start-shape="id4" draw:start-glue-point="3" draw:end-shape="id2" draw:end-glue-point="1" svg:d="m19796 10651h-1354v1399h-13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4T17:23:14.59</meta:creation-date>
    <dc:date>2013-08-24T17:31:16.79</dc:date>
    <meta:editing-duration>PT8M3S</meta:editing-duration>
    <meta:editing-cycles>1</meta:editing-cycles>
    <meta:document-statistic meta:object-count="12"/>
    <meta:generator>OpenOffice.org/3.4.1$Win32 OpenOffice.org_project/341m1$Build-9593</meta:generator>
  </office:meta>
</office:document-meta>
</file>